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47082"/>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e es la gestion documental</text:h>
      <text:p text:style-name="Text_20_body">Entender la gestión documental puede tener un impacto muy positivo en su empresa. Aquí, definiremos las bases sobre <text:span text:style-name="Strong_20_Emphasis">que es la gestión documental</text:span> y el archivo de documentos todo ello pensado en las necesidades de los procesos de las empresas.</text:p>
      <text:p text:style-name="Text_20_body"><text:span text:style-name="Strong_20_Emphasis">Definición de Gestión Documental:</text:span></text:p>
      <text:p text:style-name="Text_20_body">La Gestión Documental es la captura, almacenamiento y recuperación de documentos. Con o sin una solución de gestión documental, su empresa ya captura, almacena y recupera documentos cada día. Para muchas organizaciones, este proceso consume mucho tiempo y a menudo se ignoran las posibilidades de mejorar el proceso.</text:p>
      <text:p text:style-name="Text_20_body"><text:span text:style-name="Strong_20_Emphasis">¿Qué documentos puede procesar un sistema de gestión documental?</text:span></text:p>
      <text:p text:style-name="Text_20_body">Los documentos que se pueden procesar con la gestión documental son muy variados y de distintos tipos: Los documentos llegan en forma de papel o electrónicos.</text:p>
      <text:p text:style-name="Text_20_body">Una <text:a xlink:type="simple" xlink:href="http://www.tbs-telecon.es/factura-proveedores" text:style-name="Internet_20_link" text:visited-style-name="Visited_20_Internet_20_Link"><text:span text:style-name="Strong_20_Emphasis">factura de un proveedor</text:span></text:a><text:a xlink:type="simple" xlink:href="http://www.tbs-telecon.es/factura-proveedores" text:style-name="Internet_20_link" text:visited-style-name="Visited_20_Internet_20_Link"> </text:a>que llega por correo postal es un documento que será capturado y almacenado. Sin embargo, esta factura se habrá iniciado con un pedido por parte de nuestra empresa. Este <text:span text:style-name="Strong_20_Emphasis">pedido al proveedor</text:span> puede ser un registro electrónico en nuestro sistema informático. Ahora tenemos 2 documentos que están relacionados y que necesitan tener una referencia entre ellos, actualmente la manera de almacenarlos es muy diferente.</text:p>
      <text:p text:style-name="Text_20_body">Además de las facturas, también se pueden archivar en un <text:span text:style-name="Strong_20_Emphasis">sistema de gestión documental</text:span> cualquier tipo de documento para el que necesite realizar un proceso en la empresa (como la aprobación del documento), los documentos de lo más variado pueden ser recetas, contratos, formularios, etc…</text:p>
      <text:p text:style-name="Text_20_body"><text:span text:style-name="Strong_20_Emphasis">¿Qué soluciona un sistema de gestión documental?</text:span></text:p>
      <text:p text:style-name="Text_20_body">Estos documentos pueden estar en diferentes formatos o sistemas. También el destino de los documentos pueden ser departamentos distintos, un contrato tiene que almacenarse en el departamento legal, en cambio un formulario puede ir a un departamento específico.</text:p>
      <text:p text:style-name="Text_20_body">En otros casos la documentación conjunta con referencia al mismo registro, podría estar dispersa en diferentes departamentos: un contrato en el archivo del departamento legal, el albarán en el almacén, la aceptación de la orden en el departamento de proyectos. De esta forma tenemos diferentes grupos de personas que pueden estar en diferentes ubicaciones físicas y que gestionan documentación relacionada.</text:p>
      <text:p text:style-name="Text_20_body"><text:span text:style-name="T3">¿Qué pasa si algo funciona mal con el pedido? ¿Dónde podemos encontrar todos los documentos para que podamos revisar el contrato, mirar el albarán de entrega para asegurarse de que todos los materiales fueron entregados, mirar a la aceptación del departamento, mirar la factura y determinar si se pagó? </text:span>Sin todos los documentos implicados en el proceso, puede tomar mucho tiempo resolver un problema. Esto supone perder el valioso tiempo de varias personas de su empresa buscando documentos.</text:p>
      <text:p text:style-name="Text_20_body"><text:span text:style-name="Strong_20_Emphasis">¿Qué es la gestión documental y como trabaja con los documentos?</text:span></text:p>
      <text:p text:style-name="Text_20_body"><text:soft-page-break/>Según la definición de un sistema de gestión documental, este realiza la captura y organización de todos los documentos para facilitar la tarea de encontrar la información en la empresa. Los documentos en papel son escaneados con destino el sistema de gestión documental, por parte del responsable gestor documental.</text:p>
      <text:p text:style-name="Text_20_body">Los documentos son archivados y catalogados por el departamento, proveedor, número de pedido o cualquier otro concepto que tenga sentido para su empresa.</text:p>
      <text:p text:style-name="Text_20_body">A diferencia de las carpetas en un sistema de archivos, los <text:span text:style-name="Strong_20_Emphasis">sistemas de gestión documental </text:span>archivan los documentos en carpetas electrónicas que pueden ser indexadas por múltiples datos. Esto ofrece a los usuarios la capacidad de buscar y recuperar documentos en base a diferentes criterios.</text:p>
      <text:p text:style-name="Text_20_body"><text:span text:style-name="Strong_20_Emphasis">¿Qué se consigue con un sistema de gestión documental?</text:span></text:p>
      <text:p text:style-name="Text_20_body">Con un sistema de gestión documental, se evita la pérdida de documentos, ya que están todos seguros en un servidor documental central. También se evita la pérdida de tiempo debido a que varias personas tengan que recuperar los documentos desde diferentes lugares y departamentos.</text:p>
      <text:p text:style-name="Text_20_body">Con un sistema de gestión documental, los documentos son inmediatamente recuperados por la persona que está buscando la información. Esto cambia el enfoque del problema de la recuperación de documentos, para que las personas solo se preocupen de realizar trabajo productivo para su empresa.</text:p>
      <text:p text:style-name="Text_20_body">Puede acceder a la siguiente página donde le mostraremos en detalle la <text:a xlink:type="simple" xlink:href="http://www.tbs-telecon.es/importancia-gestion-documental" text:style-name="Internet_20_link" text:visited-style-name="Visited_20_Internet_20_Link">importancia de la gestión documental</text:a>.</text:p>
      <text:p text:style-name="Text_20_body">Infórmese de las soluciones en gestión documental para empresas que desde el Grupo Telecon podemos ofrecerle, mediante nuestro <text:a xlink:type="simple" xlink:href="http://www.tbs-telecon.es/contact" text:style-name="Internet_20_link" text:visited-style-name="Visited_20_Internet_20_Link">formulario de contacto</text:a>.</text:p>
      <text:p text:style-name="Text_20_body">También puede rellenar nuestro formulario de petición de información específico de Gestión Documental.</text:p>
      <text:p text:style-name="Standard"><text:span text:style-name="T1">Fuente web: </text:span>http://www.tbs-telecon.es/que-es-gestion-document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17:06:48.402298883</meta:creation-date>
    <dc:date>2020-04-04T06:01:10.919503146</dc:date>
    <meta:editing-duration>PT10M42S</meta:editing-duration>
    <meta:editing-cycles>2</meta:editing-cycles>
    <meta:generator>LibreOffice/6.3.4.2$Linux_X86_64 LibreOffice_project/30$Build-2</meta:generator>
    <meta:document-statistic meta:table-count="0" meta:image-count="0" meta:object-count="0" meta:page-count="2" meta:paragraph-count="23" meta:word-count="708" meta:character-count="4640" meta:non-whitespace-character-count="3955"/>
  </office:meta>
</office:document-meta>
</file>